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9cm"/>
    </style:style>
    <style:style style:name="co2" style:family="table-column">
      <style:table-column-properties fo:break-before="auto" style:column-width="2.882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39cm"/>
    </style:style>
    <style:style style:name="co6" style:family="table-column">
      <style:table-column-properties fo:break-before="auto" style:column-width="2.517cm"/>
    </style:style>
    <style:style style:name="co7" style:family="table-column">
      <style:table-column-properties fo:break-before="auto" style:column-width="2.35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transparent" fo:border-left="0.002cm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fo:border-left="none" fo:border-right="none" fo:border-top="0.002cm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2cm solid #000000" fo:background-color="#ff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fo:border-left="none" fo:border-right="0.002cm solid #000000" fo:border-top="0.002cm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ff0000" style:text-align-source="fix" style:repeat-content="false" fo:border-left="none" fo:border-right="0.002cm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02cm solid #000000" fo:background-color="#ff0000" style:text-align-source="fix" style:repeat-content="false" fo:border-left="none" fo:border-right="0.002cm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3" table:default-cell-style-name="ce2"/>
        <table:table-row table:style-name="ro1">
          <table:table-cell table:style-name="ce1" office:value-type="string" table:number-columns-spanned="4" table:number-rows-spanned="1">
            <text:p>Google AdWords – Recitation – Greedy Solution</text:p>
          </table:table-cell>
          <table:covered-table-cell table:style-name="Default"/>
          <table:covered-table-cell table:style-name="Default"/>
          <table:covered-table-cell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2" office:value-type="string">
            <text:p>Query 1</text:p>
          </table:table-cell>
          <table:table-cell table:style-name="ce12" office:value-type="string">
            <text:p>Query 2</text:p>
          </table:table-cell>
          <table:table-cell table:style-name="ce17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5">
            <text:p>5</text:p>
          </table:table-cell>
          <table:table-cell table:style-name="ce18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18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0">
            <text:p>20</text:p>
          </table:table-cell>
          <table:table-cell table:style-name="ce19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2" office:value-type="string">
            <text:p>Query 1</text:p>
          </table:table-cell>
          <table:table-cell table:style-name="ce12" office:value-type="string">
            <text:p>Query 2</text:p>
          </table:table-cell>
          <table:table-cell table:style-name="ce17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>
            <text:p>AT&amp;T</text:p>
          </table:table-cell>
          <table:table-cell table:style-name="ce14" office:value-type="float" office:value="0.1">
            <text:p>0,1</text:p>
          </table:table-cell>
          <table:table-cell table:style-name="ce14" office:value-type="float" office:value="0.1">
            <text:p>0,1</text:p>
          </table:table-cell>
          <table:table-cell table:style-name="ce22" office:value-type="float" office:value="0.08">
            <text:p>0,08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0.1">
            <text:p>0,1</text:p>
          </table:table-cell>
          <table:table-cell office:value-type="float" office:value="0.15">
            <text:p>0,15</text:p>
          </table:table-cell>
          <table:table-cell table:style-name="ce18" office:value-type="float" office:value="0.1">
            <text:p>0,1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3" office:value-type="float" office:value="0.1">
            <text:p>0,1</text:p>
          </table:table-cell>
          <table:table-cell table:style-name="ce13" office:value-type="float" office:value="0.2">
            <text:p>0,2</text:p>
          </table:table-cell>
          <table:table-cell table:style-name="ce19" office:value-type="float" office:value="0.2">
            <text:p>0,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Average Price Per Display</text:p>
          </table:table-cell>
          <table:covered-table-cell table:style-name="Default"/>
          <table:covered-table-cell table:style-name="Default"/>
          <table:table-cell table:number-columns-repeated="8"/>
        </table:table-row>
        <table:table-row table:style-name="ro1">
          <table:table-cell table:style-name="ce3" office:value-type="string">
            <text:p>Advertiser</text:p>
          </table:table-cell>
          <table:table-cell table:style-name="ce12" office:value-type="string">
            <text:p>Query 1</text:p>
          </table:table-cell>
          <table:table-cell table:style-name="ce12" office:value-type="string">
            <text:p>Query 2</text:p>
          </table:table-cell>
          <table:table-cell table:style-name="ce17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7" office:value-type="string">
            <text:p>AT&amp;T</text:p>
          </table:table-cell>
          <table:table-cell table:style-name="ce15" office:value-type="float" office:value="0.5">
            <text:p>0,5</text:p>
          </table:table-cell>
          <table:table-cell table:style-name="ce21" office:value-type="float" office:value="0.5">
            <text:p>0,5</text:p>
          </table:table-cell>
          <table:table-cell table:style-name="ce23" office:value-type="float" office:value="1.6">
            <text:p>1,6</text:p>
          </table:table-cell>
          <table:table-cell table:number-columns-repeated="7"/>
        </table:table-row>
        <table:table-row table:style-name="ro1">
          <table:table-cell table:style-name="ce7" office:value-type="string">
            <text:p>T-Mobile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.75">
            <text:p>0,75</text:p>
          </table:table-cell>
          <table:table-cell table:style-name="ce23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8" office:value-type="string">
            <text:p>Verizon</text:p>
          </table:table-cell>
          <table:table-cell table:style-name="ce16" office:value-type="float" office:value="0.5">
            <text:p>0,5</text:p>
          </table:table-cell>
          <table:table-cell table:style-name="ce16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Budget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7" office:value-type="string">
            <text:p>Budget</text:p>
          </table:table-cell>
          <table:table-cell table:number-columns-repeated="9"/>
        </table:table-row>
        <table:table-row table:style-name="ro1">
          <table:table-cell table:style-name="ce4" office:value-type="string">
            <text:p>AT&amp;T</text:p>
          </table:table-cell>
          <table:table-cell table:style-name="ce18" office:value-type="float" office:value="170">
            <text:p>17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T-Mobile</text:p>
          </table:table-cell>
          <table:table-cell table:style-name="ce18" office:value-type="float" office:value="100">
            <text:p>100</text:p>
          </table:table-cell>
          <table:table-cell table:number-columns-repeated="9"/>
        </table:table-row>
        <table:table-row table:style-name="ro1">
          <table:table-cell table:style-name="ce5" office:value-type="string">
            <text:p>Verizon</text:p>
          </table:table-cell>
          <table:table-cell table:style-name="ce19" office:value-type="float" office:value="160">
            <text:p>16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1"/>
          <table:table-cell table:number-columns-repeated="6"/>
        </table:table-row>
        <table:table-row table:style-name="ro1">
          <table:table-cell table:style-name="ce1" office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Query</text:p>
          </table:table-cell>
          <table:table-cell table:style-name="ce20" office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8" office:value-type="float" office:value="140">
            <text:p>140</text:p>
          </table:table-cell>
          <table:table-cell table:number-columns-repeated="9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18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9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Variable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2" office:value-type="string">
            <text:p>Query 1</text:p>
          </table:table-cell>
          <table:table-cell table:style-name="ce12" office:value-type="string">
            <text:p>Query 2</text:p>
          </table:table-cell>
          <table:table-cell table:style-name="ce17" office:value-type="string">
            <text:p>Query 3</text:p>
          </table:table-cell>
          <table:table-cell/>
          <table:table-cell table:style-name="ce26" office:value-type="string">
            <text:p>Query-Advertiser</text:p>
          </table:table-cell>
          <table:table-cell table:style-name="ce26" office:value-type="string">
            <text:p>Budget Limit</text:p>
          </table:table-cell>
          <table:table-cell table:style-name="ce26" office:value-type="string">
            <text:p>Query Limit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T&amp;T</text:p>
          </table:table-cell>
          <table:table-cell office:value-type="float" office:value="136">
            <text:p>136</text:p>
          </table:table-cell>
          <table:table-cell office:value-type="float" office:value="80">
            <text:p>80</text:p>
          </table:table-cell>
          <table:table-cell table:style-name="ce18" office:value-type="float" office:value="0">
            <text:p>0</text:p>
          </table:table-cell>
          <table:table-cell/>
          <table:table-cell office:value-type="string">
            <text:p>V-3</text:p>
          </table:table-cell>
          <table:table-cell table:formula="of:=[.B25]/[.D19]" office:value-type="float" office:value="32">
            <text:p>32</text:p>
          </table:table-cell>
          <table:table-cell table:style-name="Default" table:formula="of:=[.B31]" office:value-type="float" office:value="80">
            <text:p>80</text:p>
          </table:table-cell>
          <table:table-cell table:number-columns-repeated="3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8" office:value-type="float" office:value="48">
            <text:p>48</text:p>
          </table:table-cell>
          <table:table-cell/>
          <table:table-cell office:value-type="string">
            <text:p>T-3</text:p>
          </table:table-cell>
          <table:table-cell table:formula="of:=[.D46]/[.D18]" office:value-type="float" office:value="50">
            <text:p>50</text:p>
          </table:table-cell>
          <table:table-cell table:formula="of:=48" office:value-type="float" office:value="48">
            <text:p>48</text:p>
          </table:table-cell>
          <table:table-cell table:number-columns-repeated="3"/>
        </table:table-row>
        <table:table-row table:style-name="ro1">
          <table:table-cell table:style-name="ce5" office:value-type="string">
            <text:p>Verizon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9" office:value-type="float" office:value="32">
            <text:p>32</text:p>
          </table:table-cell>
          <table:table-cell/>
          <table:table-cell office:value-type="string">
            <text:p>T-1</text:p>
          </table:table-cell>
          <table:table-cell office:value-type="float" office:value="4">
            <text:p>4</text:p>
          </table:table-cell>
          <table:table-cell table:formula="of:=[.D50]" office:value-type="float" office:value="140">
            <text:p>14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A-1</text:p>
          </table:table-cell>
          <table:table-cell table:formula="of:=170/[.C17]" office:value-type="float" office:value="340">
            <text:p>340</text:p>
          </table:table-cell>
          <table:table-cell office:value-type="float" office:value="136">
            <text:p>13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4"/>
          <table:table-cell office:value-type="string">
            <text:p>A-2</text:p>
          </table:table-cell>
          <table:table-cell table:formula="of:=102/[.C17]" office:value-type="float" office:value="204">
            <text:p>204</text:p>
          </table:table-cell>
          <table:table-cell table:formula="of:=[.D51]" office:value-type="float" office:value="80">
            <text:p>80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Revenue</text:p>
          </table:table-cell>
          <table:table-cell table:formula="of:=SUMPRODUCT([.B35:.D37]; [.B17:.D19])" office:value-type="float" office:value="368">
            <text:p>36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Budgets not exceeded</text:p>
          </table:table-cell>
          <table:covered-table-cell table:style-name="Default"/>
          <table:covered-table-cell table:style-name="Default"/>
          <table:table-cell/>
          <table:table-cell table:style-name="ce25" office:value-type="string">
            <text:p>Remaining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AT&amp;T</text:p>
          </table:table-cell>
          <table:table-cell table:formula="of:=SUMPRODUCT([.B35:.D35];[.B17:.D17])" office:value-type="float" office:value="108">
            <text:p>108</text:p>
          </table:table-cell>
          <table:table-cell table:style-name="ce11" office:value-type="string">
            <text:p>&lt;=</text:p>
          </table:table-cell>
          <table:table-cell office:value-type="float" office:value="170">
            <text:p>170</text:p>
          </table:table-cell>
          <table:table-cell table:formula="of:=[.D45]-[.B45]" office:value-type="float" office:value="62">
            <text:p>62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T-Mobile</text:p>
          </table:table-cell>
          <table:table-cell table:formula="of:=SUMPRODUCT([.B36:.D36];[.B18:.D18])" office:value-type="float" office:value="100">
            <text:p>100</text:p>
          </table:table-cell>
          <table:table-cell table:style-name="ce11" office:value-type="string">
            <text:p>&lt;=</text:p>
          </table:table-cell>
          <table:table-cell office:value-type="float" office:value="100">
            <text:p>100</text:p>
          </table:table-cell>
          <table:table-cell table:formula="of:=[.D46]-[.B46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Verizon</text:p>
          </table:table-cell>
          <table:table-cell table:formula="of:=SUMPRODUCT([.B37:.D37];[.B19:.D19])" office:value-type="float" office:value="160">
            <text:p>160</text:p>
          </table:table-cell>
          <table:table-cell table:style-name="ce11" office:value-type="string">
            <text:p>&lt;=</text:p>
          </table:table-cell>
          <table:table-cell office:value-type="float" office:value="160">
            <text:p>160</text:p>
          </table:table-cell>
          <table:table-cell table:formula="of:=[.D47]-[.B47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Query estimates not exceeded</text:p>
          </table:table-cell>
          <table:covered-table-cell table:style-name="Default"/>
          <table:covered-table-cell table:style-name="Default"/>
          <table:table-cell/>
          <table:table-cell table:style-name="ce25" office:value-type="string">
            <text:p>Remaining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Query 1</text:p>
          </table:table-cell>
          <table:table-cell table:formula="of:=SUM([.B35:.B37])" office:value-type="float" office:value="140">
            <text:p>140</text:p>
          </table:table-cell>
          <table:table-cell table:style-name="ce11" office:value-type="string">
            <text:p>&lt;=</text:p>
          </table:table-cell>
          <table:table-cell office:value-type="float" office:value="140">
            <text:p>140</text:p>
          </table:table-cell>
          <table:table-cell table:formula="of:=[.D50]-[.B50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Query 2</text:p>
          </table:table-cell>
          <table:table-cell table:formula="of:=SUM([.C35:.C37])" office:value-type="float" office:value="80">
            <text:p>80</text:p>
          </table:table-cell>
          <table:table-cell table:style-name="ce11" office:value-type="string">
            <text:p>&lt;=</text:p>
          </table:table-cell>
          <table:table-cell office:value-type="float" office:value="80">
            <text:p>80</text:p>
          </table:table-cell>
          <table:table-cell table:formula="of:=[.D51]-[.B51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Query 3</text:p>
          </table:table-cell>
          <table:table-cell table:formula="of:=SUM([.D35:.D37])" office:value-type="float" office:value="80">
            <text:p>80</text:p>
          </table:table-cell>
          <table:table-cell table:style-name="ce11" office:value-type="string">
            <text:p>&lt;=</text:p>
          </table:table-cell>
          <table:table-cell office:value-type="float" office:value="80">
            <text:p>80</text:p>
          </table:table-cell>
          <table:table-cell table:formula="of:=[.D52]-[.B52]" office:value-type="float" office:value="0">
            <text:p>0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8">08/08/2015</text:date>, <text:time>14:2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2-18T18:30:21.003434000</meta:creation-date>
    <dc:date>2015-08-08T14:23:47.12</dc:date>
    <meta:editing-duration>PT24H58M25S</meta:editing-duration>
    <meta:editing-cycles>6</meta:editing-cycles>
    <meta:generator>OpenOffice.org/3.1$Win32 OpenOffice.org_project/310m19$Build-9420</meta:generator>
    <dc:creator>emmanuel quintin</dc:creator>
    <meta:document-statistic meta:table-count="1" meta:cell-count="143" meta:object-count="0"/>
  </office:meta>
</office:document-meta>
</file>